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50%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style:style style:name="P3" style:family="paragraph">
      <style:paragraph-properties style:text-autospace="none"/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9.185cm" svg:height="15.149cm" svg:x="0.991cm" svg:y="1.045cm">
          <draw:text-box>
            <text:p text:style-name="P1"><text:span text:style-name="T1">MK 2022 L1 (Grades 1-2)</text:span></text:p>
            <text:p text:style-name="P1"><text:span text:style-name="T1"/></text:p>
            <text:p text:style-name="P1"><text:span text:style-name="T2">Video explanations:</text:span></text:p>
            <text:p text:style-name="P1"><text:a xlink:href="https://youtu.be/YDU0U1Xv-ng">https://youtu.be/YDU0U1Xv-ng</text:a></text:p>
            <text:p text:style-name="P1"/>
            <text:p text:style-name="P1"><text:span text:style-name="T2">Answer keys:</text:span></text:p>
            <text:p text:style-name="P2"><text:s text:c="2"/>1. B</text:p>
            <text:p text:style-name="P2"><text:s text:c="2"/>2. B</text:p>
            <text:p text:style-name="P2"><text:s text:c="2"/>3. E</text:p>
            <text:p text:style-name="P2"><text:s text:c="2"/>4. D</text:p>
            <text:p text:style-name="P2"><text:s text:c="2"/>5. B</text:p>
            <text:p text:style-name="P2"/>
            <text:p text:style-name="P2"><text:s text:c="2"/>6. D</text:p>
            <text:p text:style-name="P2"><text:s text:c="2"/>7. E</text:p>
            <text:p text:style-name="P2"><text:s text:c="2"/>8. B</text:p>
            <text:p text:style-name="P2"><text:s text:c="2"/>9. C</text:p>
            <text:p text:style-name="P2"><text:s/>10. A</text:p>
            <text:p text:style-name="P2"/>
            <text:p text:style-name="P2"><text:s/>11. C</text:p>
            <text:p text:style-name="P2"><text:s/>12. A</text:p>
            <text:p text:style-name="P2"><text:s/>13. D</text:p>
            <text:p text:style-name="P2"><text:s/>14. D</text:p>
            <text:p text:style-name="P3"><text:s/>15. C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7cm" fo:text-indent="0cm"/>
      <style:text-properties style:use-window-font-color="true" style:text-outline="false" style:text-line-through-style="none" fo:font-family="Arial" style:font-family-generic="roman" style:font-pitch="variable" fo:font-size="38.900001525878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85cm" fo:text-indent="0cm"/>
      <style:text-properties fo:font-size="3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64cm" fo:text-indent="0cm"/>
      <style:text-properties fo:font-size="29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42cm" fo:text-indent="0cm"/>
      <style:text-properties fo:font-size="24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1.422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solid" draw:fill-color="#ffffcc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46cm" svg:height="4.262cm" svg:x="1.971cm" svg:y="2.008cm" presentation:class="title" presentation:placeholder="true">
        <draw:text-box/>
      </draw:frame>
      <draw:frame presentation:style-name="Default-outline1" draw:layer="backgroundobjects" svg:width="17.646cm" svg:height="16.847cm" svg:x="1.971cm" svg:y="6.964cm" presentation:class="outline" presentation:placeholder="true">
        <draw:text-box/>
      </draw:frame>
      <draw:frame presentation:style-name="Mpr1" draw:text-style-name="MP1" draw:layer="backgroundobjects" svg:width="4.568cm" svg:height="1.76cm" svg:x="1.971cm" svg:y="24.246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7.773cm" svg:height="0.875cm" svg:x="6.909cm" svg:y="24.246cm" presentation:class="footer">
        <draw:text-box>
          <text:p text:style-name="MP3">Practice online @ <text:a xlink:href="https://boo9.com/">https://boo9.com/</text:a></text:p>
        </draw:text-box>
      </draw:frame>
      <draw:frame presentation:style-name="Mpr1" draw:text-style-name="MP2" draw:layer="backgroundobjects" svg:width="4.568cm" svg:height="1.76cm" svg:x="15.049cm" svg:y="24.24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keswar Naik</meta:initial-creator>
    <meta:creation-date>2024-05-04T12:05:34</meta:creation-date>
    <meta:editing-duration>PT9H38M48S</meta:editing-duration>
    <meta:editing-cycles>11</meta:editing-cycles>
    <dc:date>2024-05-04T21:44:19</dc:date>
    <dc:creator>Tikeswar Naik</dc:creator>
    <meta:generator>OpenOffice/4.1.14$Unix OpenOffice.org_project/4114m1$Build-9811</meta:generator>
    <meta:document-statistic meta:object-count="26"/>
  </office:meta>
</office:document-meta>
</file>